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B7DA4DD4BAECD386.jpg" manifest:media-type="image/jpeg"/>
  <manifest:file-entry manifest:full-path="Pictures/10000000000000080000000820A1E16DA75ED13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Calibri" svg:font-family="Calibri"/>
    <style:font-face style:name="Calibri1" svg:font-family="Calibri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3" style:family="graphic" style:parent-style-name="standard">
      <style:graphic-properties draw:stroke="none" draw:fill="none" draw:textarea-vertical-align="middle" fo:min-height="1.73cm" fo:min-width="2.54cm" fo:padding-top="0.035cm" fo:padding-bottom="0.035cm" fo:padding-left="0.035cm" fo:padding-right="0.035cm"/>
      <style:paragraph-properties style:writing-mode="lr-tb"/>
    </style:style>
    <style:style style:name="gr4" style:family="graphic" style:parent-style-name="standard">
      <style:graphic-properties draw:stroke="none" draw:fill="solid" draw:fill-color="#000000" draw:shadow="hidden"/>
    </style:style>
    <style:style style:name="gr5" style:family="graphic" style:parent-style-name="standard">
      <style:graphic-properties draw:stroke="solid" svg:stroke-width="0.009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6" style:family="graphic" style:parent-style-name="standard">
      <style:graphic-properties draw:stroke="none" draw:fill="none" draw:textarea-vertical-align="middle" fo:min-height="1.477cm" fo:min-width="2.54cm" fo:padding-top="0.141cm" fo:padding-bottom="0.141cm" fo:padding-left="0.141cm" fo:padding-right="0.141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0.43cm" fo:min-width="2.54cm" fo:padding-top="0.035cm" fo:padding-bottom="0.035cm" fo:padding-left="0.035cm" fo:padding-right="0.035cm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0.53cm" fo:min-width="2.54cm" fo:padding-top="0.035cm" fo:padding-bottom="0.035cm" fo:padding-left="0.035cm" fo:padding-right="0.035cm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0.358cm" fo:min-width="2.54cm" fo:padding-top="0.071cm" fo:padding-bottom="0.071cm" fo:padding-left="0.071cm" fo:padding-right="0.071cm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0.858cm" fo:min-width="2.54cm" fo:padding-top="0.071cm" fo:padding-bottom="0.071cm" fo:padding-left="0.071cm" fo:padding-right="0.071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1.323cm" fo:min-width="2.54cm" fo:padding-top="0.141cm" fo:padding-bottom="0.141cm" fo:padding-left="0.141cm" fo:padding-right="0.141cm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0.572cm" fo:min-width="2.54cm" fo:padding-top="0.141cm" fo:padding-bottom="0.141cm" fo:padding-left="0.141cm" fo:padding-right="0.141cm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1.23cm" fo:min-width="2.54cm" fo:padding-top="0.141cm" fo:padding-bottom="0.141cm" fo:padding-left="0.141cm" fo:padding-right="0.141cm"/>
      <style:paragraph-properties style:writing-mode="lr-tb"/>
    </style:style>
    <style:style style:name="gr14" style:family="graphic" style:parent-style-name="standard">
      <style:graphic-properties draw:stroke="none" draw:fill="none" draw:textarea-vertical-align="middle" fo:min-height="0.341cm" fo:min-width="2.54cm" fo:padding-top="0.141cm" fo:padding-bottom="0.141cm" fo:padding-left="0.141cm" fo:padding-right="0.141cm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1.098cm" fo:min-width="2.54cm" fo:padding-top="0.141cm" fo:padding-bottom="0.141cm" fo:padding-left="0.141cm" fo:padding-right="0.141cm"/>
      <style:paragraph-properties style:writing-mode="lr-tb"/>
    </style:style>
    <style:style style:name="gr16" style:family="graphic" style:parent-style-name="standard">
      <style:graphic-properties draw:stroke="none" draw:fill="none" draw:textarea-vertical-align="middle" fo:min-height="0.27cm" fo:min-width="2.54cm" fo:padding-top="0.141cm" fo:padding-bottom="0.141cm" fo:padding-left="0.141cm" fo:padding-right="0.141cm"/>
      <style:paragraph-properties style:writing-mode="lr-tb"/>
    </style:style>
    <style:style style:name="gr17" style:family="graphic" style:parent-style-name="standard">
      <style:graphic-properties draw:stroke="none" draw:fill="none" draw:textarea-vertical-align="middle" fo:min-height="1.339cm" fo:min-width="2.54cm" fo:padding-top="0.141cm" fo:padding-bottom="0.141cm" fo:padding-left="0.141cm" fo:padding-right="0.141cm"/>
      <style:paragraph-properties style:writing-mode="lr-tb"/>
    </style:style>
    <style:style style:name="gr18" style:family="graphic" style:parent-style-name="standard">
      <style:graphic-properties draw:stroke="none" draw:fill="solid" draw:fill-color="#000000" draw:opacity="100%" draw:opacity-name="" draw:shadow="hidden">
        <style:columns fo:column-count="1" fo:column-gap="0cm">
          <style:column style:rel-width="65535*" fo:start-indent="0cm" fo:end-indent="0cm"/>
        </style:columns>
      </style:graphic-properties>
    </style:style>
    <style:style style:name="gr19" style:family="graphic" style:parent-style-name="standard">
      <style:graphic-properties draw:stroke="solid" svg:stroke-width="0.009cm" svg:stroke-color="#000000" svg:stroke-opacity="100%" draw:stroke-linejoin="round" svg:stroke-linecap="round" draw:fill="none" draw:opacity="100%" draw:opacity-name="" fo:padding-top="0.129cm" fo:padding-bottom="0.129cm" fo:padding-left="0.254cm" fo:padding-right="0.254cm">
        <style:columns fo:column-count="1" fo:column-gap="0cm">
          <style:column style:rel-width="65535*" fo:start-indent="0cm" fo:end-indent="0cm"/>
        </style:columns>
      </style:graphic-properties>
    </style:style>
    <style:style style:name="gr20" style:family="graphic" style:parent-style-name="standard">
      <style:graphic-properties draw:stroke="none" draw:fill="none" draw:opacity="100%" draw:opacity-name="" draw:textarea-vertical-align="middle" fo:min-height="5.763cm" fo:min-width="2.54cm" fo:padding-top="0.141cm" fo:padding-bottom="0.141cm" fo:padding-left="0.141cm" fo:padding-right="0.141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 fo:min-height="0.811cm" fo:min-width="2.54cm" fo:padding-top="0.141cm" fo:padding-bottom="0.141cm" fo:padding-left="0.141cm" fo:padding-right="0.141cm"/>
      <style:paragraph-properties style:writing-mode="lr-tb"/>
    </style:style>
    <style:style style:name="gr22" style:family="graphic" style:parent-style-name="standard">
      <style:graphic-properties draw:stroke="none" draw:fill="none" draw:textarea-vertical-align="middle" fo:min-height="2.098cm" fo:min-width="2.54cm" fo:padding-top="0.141cm" fo:padding-bottom="0.141cm" fo:padding-left="0.141cm" fo:padding-right="0.141cm"/>
      <style:paragraph-properties style:writing-mode="lr-tb"/>
    </style:style>
    <style:style style:name="gr23" style:family="graphic" style:parent-style-name="standard">
      <style:graphic-properties draw:stroke="none" draw:fill="none" draw:textarea-vertical-align="middle" fo:min-height="3.621cm" fo:min-width="2.54cm" fo:padding-top="0.141cm" fo:padding-bottom="0.141cm" fo:padding-left="0.141cm" fo:padding-right="0.141cm"/>
      <style:paragraph-properties style:writing-mode="lr-tb"/>
    </style:style>
    <style:style style:name="gr24" style:family="graphic" style:parent-style-name="standard">
      <style:graphic-properties draw:stroke="none" draw:fill="none" draw:textarea-vertical-align="middle" fo:min-height="1.332cm" fo:min-width="2.54cm" fo:padding-top="0.141cm" fo:padding-bottom="0.141cm" fo:padding-left="0.141cm" fo:padding-right="0.141cm"/>
      <style:paragraph-properties style:writing-mode="lr-tb"/>
    </style:style>
    <style:style style:name="gr25" style:family="graphic" style:parent-style-name="standard">
      <style:graphic-properties draw:stroke="none" draw:fill="none" draw:textarea-vertical-align="middle" fo:min-height="1.135cm" fo:min-width="2.54cm" fo:padding-top="0.141cm" fo:padding-bottom="0.141cm" fo:padding-left="0.141cm" fo:padding-right="0.141cm"/>
      <style:paragraph-properties style:writing-mode="lr-tb"/>
    </style:style>
    <style:style style:name="gr26" style:family="graphic" style:parent-style-name="standard">
      <style:graphic-properties draw:stroke="none" draw:fill="none" draw:textarea-vertical-align="middle" fo:min-height="0.981cm" fo:min-width="2.54cm" fo:padding-top="0.141cm" fo:padding-bottom="0.141cm" fo:padding-left="0.141cm" fo:padding-right="0.141cm"/>
      <style:paragraph-properties style:writing-mode="lr-tb"/>
    </style:style>
    <style:style style:name="gr27" style:family="graphic" style:parent-style-name="standard">
      <style:graphic-properties draw:stroke="none" draw:fill="none" draw:textarea-vertical-align="middle" fo:min-height="1.605cm" fo:min-width="2.54cm" fo:padding-top="0.141cm" fo:padding-bottom="0.141cm" fo:padding-left="0.141cm" fo:padding-right="0.141cm"/>
      <style:paragraph-properties style:writing-mode="lr-tb"/>
    </style:style>
    <style:style style:name="gr28" style:family="graphic" style:parent-style-name="standard">
      <style:graphic-properties draw:stroke="none" draw:fill="none" draw:textarea-vertical-align="middle" fo:min-height="1.463cm" fo:min-width="2.54cm" fo:padding-top="0.141cm" fo:padding-bottom="0.141cm" fo:padding-left="0.141cm" fo:padding-right="0.141cm"/>
      <style:paragraph-properties style:writing-mode="lr-tb"/>
    </style:style>
    <style:style style:name="gr29" style:family="graphic" style:parent-style-name="standard">
      <style:graphic-properties draw:stroke="none" draw:fill="none" draw:textarea-vertical-align="middle" fo:min-height="0.4cm" fo:min-width="2.54cm" fo:padding-top="0.141cm" fo:padding-bottom="0.141cm" fo:padding-left="0.141cm" fo:padding-right="0.141cm"/>
      <style:paragraph-properties style:writing-mode="lr-tb"/>
    </style:style>
    <style:style style:name="gr30" style:family="graphic" style:parent-style-name="standard">
      <style:graphic-properties draw:stroke="none" draw:fill="none" draw:textarea-vertical-align="middle" fo:min-height="0.736cm" fo:min-width="2.54cm" fo:padding-top="0.141cm" fo:padding-bottom="0.141cm" fo:padding-left="0.141cm" fo:padding-right="0.141cm"/>
      <style:paragraph-properties style:writing-mode="lr-tb"/>
    </style:style>
    <style:style style:name="gr31" style:family="graphic" style:parent-style-name="standard">
      <style:graphic-properties draw:stroke="none" draw:fill="none" draw:textarea-vertical-align="middle" fo:min-height="1.743cm" fo:min-width="2.54cm" fo:padding-top="0.141cm" fo:padding-bottom="0.141cm" fo:padding-left="0.141cm" fo:padding-right="0.141cm"/>
      <style:paragraph-properties style:writing-mode="lr-tb"/>
    </style:style>
    <style:style style:name="gr32" style:family="graphic" style:parent-style-name="standard">
      <style:graphic-properties draw:stroke="none" draw:fill="none" draw:textarea-vertical-align="middle" fo:min-height="2.043cm" fo:min-width="2.54cm" fo:padding-top="0.141cm" fo:padding-bottom="0.141cm" fo:padding-left="0.141cm" fo:padding-right="0.141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6" style:family="paragraph">
      <loext:graphic-properties draw:fill="solid" draw:fill-color="#000000" draw:opacity="100%"/>
      <style:paragraph-properties fo:margin-top="0cm" fo:margin-bottom="0.61cm"/>
    </style:style>
    <style:style style:name="P7" style:family="paragraph">
      <loext:graphic-properties draw:fill="none" draw:opacity="100%"/>
      <style:paragraph-properties fo:margin-top="0cm" fo:margin-bottom="0.61cm"/>
    </style:style>
    <style:style style:name="P8" style:family="paragraph">
      <style:paragraph-properties fo:margin-left="0cm" fo:margin-right="0cm" fo:margin-top="0cm" fo:margin-bottom="0.61cm" fo:line-height="120%" fo:text-align="center" fo:text-indent="0cm"/>
    </style:style>
    <style:style style:name="P9" style:family="paragraph">
      <loext:graphic-properties draw:fill="none" draw:opacity="100%"/>
      <style:paragraph-properties fo:margin-left="0cm" fo:margin-right="0cm" fo:margin-top="0cm" fo:margin-bottom="0.61cm" fo:line-height="120%" fo:text-align="center" fo:text-indent="0cm"/>
    </style:style>
    <style:style style:name="T1" style:family="text">
      <style:text-properties fo:color="#000000" loext:opacity="100%" style:font-name="Calibri" fo:font-size="8pt" style:font-name-asian="Calibri" style:font-size-asian="8pt" style:font-name-complex="Calibri" style:font-size-complex="8pt"/>
    </style:style>
    <style:style style:name="T2" style:family="text">
      <style:text-properties fo:color="#000000" loext:opacity="100%" style:font-name="Calibri" fo:font-size="8pt" fo:background-color="#ffffff" style:font-name-asian="Calibri" style:font-size-asian="8pt" style:font-name-complex="Calibri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g>
            <draw:polygon draw:style-name="gr1" draw:text-style-name="P1" draw:layer="layout" svg:width="3.6cm" svg:height="1.8cm" svg:x="3.066cm" svg:y="20.741cm" svg:viewBox="0 0 3601 1801" draw:points="0,1801 3601,1801 3601,0 0,0">
              <text:p/>
            </draw:polygon>
            <draw:polygon draw:style-name="gr2" draw:text-style-name="P2" draw:layer="layout" svg:width="3.6cm" svg:height="1.8cm" svg:x="3.066cm" svg:y="20.741cm" svg:viewBox="0 0 3601 1801" draw:points="0,1801 3601,1801 3601,0 0,0">
              <text:p/>
            </draw:polygon>
          </draw:g>
          <draw:frame draw:style-name="gr3" draw:text-style-name="P2" draw:layer="layout" svg:width="3.6cm" svg:height="1.8cm" svg:x="3.066cm" svg:y="20.741cm">
            <draw:text-box>
              <text:p text:style-name="P3"><text:span text:style-name="T1">Upravitelj koeficijentima</text:span></text:p>
            </draw:text-box>
          </draw:frame>
        </draw:g>
        <draw:g>
          <draw:g>
            <draw:polygon draw:style-name="gr1" draw:text-style-name="P1" draw:layer="layout" svg:width="3.6cm" svg:height="1.8cm" svg:x="2.749cm" svg:y="7.089cm" svg:viewBox="0 0 3601 1801" draw:points="0,1801 3601,1801 3601,0 0,0">
              <text:p/>
            </draw:polygon>
            <draw:polygon draw:style-name="gr2" draw:text-style-name="P2" draw:layer="layout" svg:width="3.6cm" svg:height="1.8cm" svg:x="2.749cm" svg:y="7.089cm" svg:viewBox="0 0 3601 1801" draw:points="0,1801 3601,1801 3601,0 0,0">
              <text:p/>
            </draw:polygon>
          </draw:g>
          <draw:frame draw:style-name="gr3" draw:text-style-name="P2" draw:layer="layout" svg:width="3.6cm" svg:height="1.8cm" svg:x="2.749cm" svg:y="7.089cm">
            <draw:text-box>
              <text:p text:style-name="P3"><text:span text:style-name="T1">Korisnik</text:span></text:p>
            </draw:text-box>
          </draw:frame>
        </draw:g>
        <draw:g>
          <draw:g>
            <draw:polygon draw:style-name="gr1" draw:text-style-name="P1" draw:layer="layout" svg:width="3.6cm" svg:height="1.8cm" svg:x="14.287cm" svg:y="11.112cm" svg:viewBox="0 0 3601 1801" draw:points="0,1801 3601,1801 3601,0 0,0">
              <text:p/>
            </draw:polygon>
            <draw:polygon draw:style-name="gr2" draw:text-style-name="P2" draw:layer="layout" svg:width="3.6cm" svg:height="1.8cm" svg:x="14.287cm" svg:y="11.112cm" svg:viewBox="0 0 3601 1801" draw:points="0,1801 3601,1801 3601,0 0,0">
              <text:p/>
            </draw:polygon>
          </draw:g>
          <draw:frame draw:style-name="gr3" draw:text-style-name="P2" draw:layer="layout" svg:width="3.6cm" svg:height="1.8cm" svg:x="14.287cm" svg:y="11.112cm">
            <draw:text-box>
              <text:p text:style-name="P3"><text:span text:style-name="T1">Registrirani korisnik</text:span></text:p>
            </draw:text-box>
          </draw:frame>
        </draw:g>
        <draw:g>
          <draw:path draw:style-name="gr4" draw:text-style-name="P4" draw:layer="layout" svg:width="0cm" svg:height="0cm" svg:x="6.2cm" svg:y="7.5cm" svg:viewBox="0 0 0 0" svg:d="M0 0zM0 0z">
            <text:p/>
          </draw:path>
          <draw:path draw:style-name="gr5" draw:text-style-name="P2" draw:layer="layout" svg:width="0cm" svg:height="0cm" svg:x="6.2cm" svg:y="7.5cm" svg:viewBox="0 0 0 0" svg:d="M0 0zM0 0zM0 0z">
            <text:p/>
          </draw:path>
        </draw:g>
        <draw:g>
          <draw:g>
            <draw:polygon draw:style-name="gr4" draw:text-style-name="P4" draw:layer="layout" svg:width="0.163cm" svg:height="0.161cm" draw:transform="skewX (0.00628318530717959) rotate (-1.29555790375539) translate (7.26482916276595cm 12.1479833830039cm)" svg:viewBox="0 0 164 162" draw:points="164,110 56,0 0,162">
              <text:p/>
            </draw:polygon>
            <draw:path draw:style-name="gr5" draw:text-style-name="P2" draw:layer="layout" svg:width="1.885cm" svg:height="1.836cm" draw:transform="skewX (0.00104719755119659) rotate (-1.29817589763338) translate (8.87846352783182cm 11.6982223617049cm)" svg:viewBox="0 0 1886 1837" svg:d="M162 1785l-106-110-56 162zM1886 0l-1777 1730">
              <text:p/>
            </draw:path>
          </draw:g>
          <draw:frame draw:style-name="gr6" draw:text-style-name="P5" draw:layer="layout" svg:width="2.633cm" svg:height="1.759cm" draw:transform="rotate (-0.52604223655109) translate (7.55cm 11.43cm)">
            <draw:text-box>
              <text:p text:style-name="P3"><text:span text:style-name="T2">Upit</text:span></text:p>
            </draw:text-box>
          </draw:frame>
        </draw:g>
        <draw:g>
          <draw:path draw:style-name="gr2" draw:text-style-name="P2" draw:layer="layout" svg:width="3.4cm" svg:height="0.5cm" svg:x="13.335cm" svg:y="21.59cm" svg:viewBox="0 0 3401 501" svg:d="M0 501h3401M0 0h3401">
            <text:p/>
          </draw:path>
          <draw:frame draw:style-name="gr7" draw:text-style-name="P2" draw:layer="layout" svg:width="3.4cm" svg:height="0.5cm" svg:x="13.335cm" svg:y="21.59cm">
            <draw:text-box>
              <text:p text:style-name="P3"><text:span text:style-name="T1">D3 | Listići</text:span></text:p>
            </draw:text-box>
          </draw:frame>
        </draw:g>
        <draw:g>
          <draw:path draw:style-name="gr2" draw:text-style-name="P2" draw:layer="layout" svg:width="3.8cm" svg:height="0.6cm" draw:transform="rotate (-0.00139626340159651) translate (8.55142073095799cm 11.0553473928316cm)" svg:viewBox="0 0 3801 601" svg:d="M0 601h3801M0 0h3801">
            <text:p/>
          </draw:path>
          <draw:frame draw:style-name="gr8" draw:text-style-name="P2" draw:layer="layout" svg:width="3.8cm" svg:height="0.6cm" draw:transform="rotate (-0.00139626340159473) translate (8.551cm 11.055cm)">
            <draw:text-box>
              <text:p text:style-name="P3"><text:span text:style-name="T1">D1 | Registrirani korisnici</text:span></text:p>
            </draw:text-box>
          </draw:frame>
        </draw:g>
        <draw:g>
          <draw:g>
            <draw:path draw:style-name="gr1" draw:text-style-name="P1" draw:layer="layout" svg:width="2.5cm" svg:height="0.5cm" svg:x="9.525cm" svg:y="7.302cm" svg:viewBox="0 0 2501 501" svg:d="M0 501h2501v-183c0-56-15-111-42-159-28-48-68-89-117-116-48-28-102-43-158-43h-1-1866c-56 0-110 15-158 43-49 27-89 68-117 116-27 48-42 103-42 159z">
              <text:p/>
            </draw:path>
            <draw:path draw:style-name="gr2" draw:text-style-name="P2" draw:layer="layout" svg:width="2.5cm" svg:height="0.5cm" svg:x="9.525cm" svg:y="7.302cm" svg:viewBox="0 0 2501 501" svg:d="M0 501h2501v-183c0-56-15-111-42-159-28-48-68-89-117-116-48-28-102-43-158-43h-1-1866c-56 0-110 15-158 43-49 27-89 68-117 116-27 48-42 103-42 159z">
              <text:p/>
            </draw:path>
          </draw:g>
          <draw:frame draw:style-name="gr9" draw:text-style-name="P2" draw:layer="layout" svg:width="2.5cm" svg:height="0.5cm" svg:x="9.525cm" svg:y="7.302cm">
            <draw:text-box>
              <text:p text:style-name="P3"><text:span text:style-name="T1">P1</text:span></text:p>
            </draw:text-box>
          </draw:frame>
        </draw:g>
        <draw:g>
          <draw:g>
            <draw:path draw:style-name="gr1" draw:text-style-name="P1" draw:layer="layout" svg:width="2.5cm" svg:height="1cm" svg:x="9.525cm" svg:y="7.802cm" svg:viewBox="0 0 2501 1001" svg:d="M2 683c0 1 0 2 0 3 0 55 15 109 42 157 28 48 68 88 116 116 47 27 102 42 157 42h1866 1c56 0 110-15 158-43 49-27 89-67 117-116 27-48 42-103 42-158 0-1 0-1 0-1v-683h-2501v683z">
              <text:p/>
            </draw:path>
            <draw:path draw:style-name="gr2" draw:text-style-name="P2" draw:layer="layout" svg:width="2.5cm" svg:height="1cm" svg:x="9.525cm" svg:y="7.802cm" svg:viewBox="0 0 2501 1001" svg:d="M2 683c0 1 0 2 0 3 0 55 15 109 42 157 28 48 68 88 116 116 47 27 102 42 157 42h1866 1c56 0 110-15 158-43 49-27 89-67 117-116 27-48 42-103 42-158 0-1 0-1 0-1v-683h-2501v683z">
              <text:p/>
            </draw:path>
          </draw:g>
          <draw:frame draw:style-name="gr10" draw:text-style-name="P2" draw:layer="layout" svg:width="2.5cm" svg:height="1cm" svg:x="9.525cm" svg:y="7.802cm">
            <draw:text-box>
              <text:p text:style-name="P3"><text:span text:style-name="T1">Registracija novog korisnika</text:span></text:p>
            </draw:text-box>
          </draw:frame>
        </draw:g>
        <draw:g>
          <draw:path draw:style-name="gr2" draw:text-style-name="P2" draw:layer="layout" svg:width="3.8cm" svg:height="0.6cm" svg:x="3.175cm" svg:y="12.099cm" svg:viewBox="0 0 3801 601" svg:d="M0 601h3801M0 0h3801">
            <text:p/>
          </draw:path>
          <draw:frame draw:style-name="gr8" draw:text-style-name="P2" draw:layer="layout" svg:width="3.8cm" svg:height="0.6cm" svg:x="3.175cm" svg:y="12.099cm">
            <draw:text-box>
              <text:p text:style-name="P3"><text:span text:style-name="T1">D2 | Događaji</text:span></text:p>
            </draw:text-box>
          </draw:frame>
        </draw:g>
        <draw:g>
          <draw:g>
            <draw:path draw:style-name="gr1" draw:text-style-name="P1" draw:layer="layout" svg:width="2.5cm" svg:height="0.5cm" svg:x="9.564cm" svg:y="12.786cm" svg:viewBox="0 0 2501 501" svg:d="M0 501h2501v-183c0-56-15-111-42-159-28-48-68-89-117-116-48-28-102-43-158-43h-1-1866c-56 0-110 15-158 43-49 27-89 68-117 116-27 48-42 103-42 159z">
              <text:p/>
            </draw:path>
            <draw:path draw:style-name="gr2" draw:text-style-name="P2" draw:layer="layout" svg:width="2.5cm" svg:height="0.5cm" svg:x="9.564cm" svg:y="12.786cm" svg:viewBox="0 0 2501 501" svg:d="M0 501h2501v-183c0-56-15-111-42-159-28-48-68-89-117-116-48-28-102-43-158-43h-1-1866c-56 0-110 15-158 43-49 27-89 68-117 116-27 48-42 103-42 159z">
              <text:p/>
            </draw:path>
          </draw:g>
          <draw:frame draw:style-name="gr9" draw:text-style-name="P2" draw:layer="layout" svg:width="2.5cm" svg:height="0.5cm" svg:x="9.564cm" svg:y="12.786cm">
            <draw:text-box>
              <text:p text:style-name="P3"><text:span text:style-name="T1">P3</text:span></text:p>
            </draw:text-box>
          </draw:frame>
        </draw:g>
        <draw:g>
          <draw:g>
            <draw:path draw:style-name="gr1" draw:text-style-name="P1" draw:layer="layout" svg:width="2.5cm" svg:height="1cm" svg:x="9.564cm" svg:y="13.286cm" svg:viewBox="0 0 2501 1001" svg:d="M2 683c0 1 0 2 0 3 0 55 15 109 42 157 28 48 68 88 116 116 47 27 102 42 157 42h1866 1c56 0 110-15 158-43 49-27 89-67 117-116 27-48 42-103 42-158 0-1 0-1 0-1v-683h-2501v683z">
              <text:p/>
            </draw:path>
            <draw:path draw:style-name="gr2" draw:text-style-name="P2" draw:layer="layout" svg:width="2.5cm" svg:height="1cm" svg:x="9.564cm" svg:y="13.286cm" svg:viewBox="0 0 2501 1001" svg:d="M2 683c0 1 0 2 0 3 0 55 15 109 42 157 28 48 68 88 116 116 47 27 102 42 157 42h1866 1c56 0 110-15 158-43 49-27 89-67 117-116 27-48 42-103 42-158 0-1 0-1 0-1v-683h-2501v683z">
              <text:p/>
            </draw:path>
          </draw:g>
          <draw:frame draw:style-name="gr10" draw:text-style-name="P2" draw:layer="layout" svg:width="2.5cm" svg:height="1cm" svg:x="9.564cm" svg:y="13.286cm">
            <draw:text-box>
              <text:p text:style-name="P3"><text:span text:style-name="T1">Pregled događaja</text:span></text:p>
            </draw:text-box>
          </draw:frame>
        </draw:g>
        <draw:g>
          <draw:g>
            <draw:path draw:style-name="gr1" draw:text-style-name="P1" draw:layer="layout" svg:width="2.5cm" svg:height="0.5cm" svg:x="9.842cm" svg:y="16.51cm" svg:viewBox="0 0 2501 501" svg:d="M0 501h2501v-183c0-56-15-110-42-159-28-48-68-88-117-116-48-28-102-43-158-43h-1-1866c-56 0-110 15-158 43-49 28-89 68-117 116-27 49-42 103-42 159z">
              <text:p/>
            </draw:path>
            <draw:path draw:style-name="gr2" draw:text-style-name="P2" draw:layer="layout" svg:width="2.5cm" svg:height="0.5cm" svg:x="9.842cm" svg:y="16.51cm" svg:viewBox="0 0 2501 501" svg:d="M0 501h2501v-183c0-56-15-110-42-159-28-48-68-88-117-116-48-28-102-43-158-43h-1-1866c-56 0-110 15-158 43-49 28-89 68-117 116-27 49-42 103-42 159z">
              <text:p/>
            </draw:path>
          </draw:g>
          <draw:frame draw:style-name="gr9" draw:text-style-name="P2" draw:layer="layout" svg:width="2.5cm" svg:height="0.5cm" svg:x="9.842cm" svg:y="16.51cm">
            <draw:text-box>
              <text:p text:style-name="P3"><text:span text:style-name="T1">P5</text:span></text:p>
            </draw:text-box>
          </draw:frame>
        </draw:g>
        <draw:g>
          <draw:g>
            <draw:path draw:style-name="gr1" draw:text-style-name="P1" draw:layer="layout" svg:width="2.5cm" svg:height="1cm" svg:x="9.842cm" svg:y="17.01cm" svg:viewBox="0 0 2501 1001" svg:d="M2 683c0 1 0 2 0 3 0 55 15 109 42 157 28 48 68 88 116 116 47 27 102 42 157 42h1866 1c56 0 110-15 158-43 49-27 89-67 117-116 27-48 42-103 42-158 0-1 0-1 0-1v-683h-2501v683z">
              <text:p/>
            </draw:path>
            <draw:path draw:style-name="gr2" draw:text-style-name="P2" draw:layer="layout" svg:width="2.5cm" svg:height="1cm" svg:x="9.842cm" svg:y="17.01cm" svg:viewBox="0 0 2501 1001" svg:d="M2 683c0 1 0 2 0 3 0 55 15 109 42 157 28 48 68 88 116 116 47 27 102 42 157 42h1866 1c56 0 110-15 158-43 49-27 89-67 117-116 27-48 42-103 42-158 0-1 0-1 0-1v-683h-2501v683z">
              <text:p/>
            </draw:path>
          </draw:g>
          <draw:frame draw:style-name="gr10" draw:text-style-name="P2" draw:layer="layout" svg:width="2.5cm" svg:height="1cm" svg:x="9.842cm" svg:y="17.01cm">
            <draw:text-box>
              <text:p text:style-name="P3"><text:span text:style-name="T1">Zaprimanje zahtjeva za dopustom</text:span></text:p>
            </draw:text-box>
          </draw:frame>
        </draw:g>
        <draw:g>
          <draw:g>
            <draw:polygon draw:style-name="gr4" draw:text-style-name="P4" draw:layer="layout" svg:width="0.251cm" svg:height="0.254cm" draw:transform="rotate (-1.59069308026763) translate (9.52456495049291cm 7.96078019689104cm)" svg:viewBox="0 0 252 255" draw:points="252,249 0,255 121,0">
              <text:p/>
            </draw:polygon>
            <draw:path draw:style-name="gr5" draw:text-style-name="P2" draw:layer="layout" svg:width="0.251cm" svg:height="3.168cm" draw:transform="skewX (0.00226892802759263) rotate (-1.59069308026763) translate (9.52455344113155cm 7.96135857479347cm)" svg:viewBox="0 0 252 3169" svg:d="M252 245l-252 6 120-251zM125 248l79 2921">
              <text:p/>
            </draw:path>
          </draw:g>
          <draw:frame draw:style-name="gr11" draw:text-style-name="P5" draw:layer="layout" svg:width="3.168cm" svg:height="1.605cm" draw:transform="rotate (0.00418879020478639) translate (6.35cm 7.291cm)">
            <draw:text-box>
              <text:p text:style-name="P3"><text:span text:style-name="T2">Zahtjev za registracijom</text:span></text:p>
            </draw:text-box>
          </draw:frame>
        </draw:g>
        <draw:g>
          <draw:g>
            <draw:polygon draw:style-name="gr4" draw:text-style-name="P4" draw:layer="layout" svg:width="0.111cm" svg:height="0.092cm" draw:transform="skewX (-0.0322885911618952) rotate (-0.904604151308662) translate (9.34760317370276cm 14.1105351016883cm)" svg:viewBox="0 0 112 93" draw:points="35,93 0,0 112,9">
              <text:p/>
            </draw:polygon>
            <draw:path draw:style-name="gr5" draw:text-style-name="P2" draw:layer="layout" svg:width="2.712cm" svg:height="1.082cm" draw:transform="rotate (-0.897622834300684) translate (7.72647889280731cm 12.0776051958945cm)" svg:viewBox="0 0 2713 1083" svg:d="M2638 93l-37-93 112 9zM2620 46l-2620 1037">
              <text:p/>
            </draw:path>
          </draw:g>
          <draw:frame draw:style-name="gr12" draw:text-style-name="P5" draw:layer="layout" svg:width="2.917cm" svg:height="0.854cm" draw:transform="rotate (-0.520806248795108) translate (7.092cm 12.382cm)">
            <draw:text-box>
              <text:p text:style-name="P3"><text:span text:style-name="T2">Događaji</text:span></text:p>
            </draw:text-box>
          </draw:frame>
        </draw:g>
        <draw:g>
          <draw:g>
            <draw:path draw:style-name="gr1" draw:text-style-name="P1" draw:layer="layout" svg:width="2.5cm" svg:height="0.5cm" svg:x="14.644cm" svg:y="7.389cm" svg:viewBox="0 0 2501 501" svg:d="M0 501h2501v-183c0-56-15-111-42-159-28-48-68-89-117-116-48-28-102-43-158-43h-1-1866c-56 0-110 15-158 43-49 27-89 68-117 116-27 48-42 103-42 159z">
              <text:p/>
            </draw:path>
            <draw:path draw:style-name="gr2" draw:text-style-name="P2" draw:layer="layout" svg:width="2.5cm" svg:height="0.5cm" svg:x="14.644cm" svg:y="7.389cm" svg:viewBox="0 0 2501 501" svg:d="M0 501h2501v-183c0-56-15-111-42-159-28-48-68-89-117-116-48-28-102-43-158-43h-1-1866c-56 0-110 15-158 43-49 27-89 68-117 116-27 48-42 103-42 159z">
              <text:p/>
            </draw:path>
          </draw:g>
          <draw:frame draw:style-name="gr9" draw:text-style-name="P2" draw:layer="layout" svg:width="2.5cm" svg:height="0.5cm" svg:x="14.644cm" svg:y="7.389cm">
            <draw:text-box>
              <text:p text:style-name="P3"><text:span text:style-name="T1">P2</text:span></text:p>
            </draw:text-box>
          </draw:frame>
        </draw:g>
        <draw:g>
          <draw:g>
            <draw:path draw:style-name="gr1" draw:text-style-name="P1" draw:layer="layout" svg:width="2.5cm" svg:height="1cm" svg:x="14.644cm" svg:y="7.889cm" svg:viewBox="0 0 2501 1001" svg:d="M2 683c0 1 0 2 0 3 0 55 15 109 42 157 28 48 68 88 116 116 47 27 102 42 157 42h1866 1c56 0 110-15 158-43 49-27 89-67 117-116 27-48 42-103 42-158 0-1 0-1 0-1v-683h-2501v683z">
              <text:p/>
            </draw:path>
            <draw:path draw:style-name="gr2" draw:text-style-name="P2" draw:layer="layout" svg:width="2.5cm" svg:height="1cm" svg:x="14.644cm" svg:y="7.889cm" svg:viewBox="0 0 2501 1001" svg:d="M2 683c0 1 0 2 0 3 0 55 15 109 42 157 28 48 68 88 116 116 47 27 102 42 157 42h1866 1c56 0 110-15 158-43 49-27 89-67 117-116 27-48 42-103 42-158 0-1 0-1 0-1v-683h-2501v683z">
              <text:p/>
            </draw:path>
          </draw:g>
          <draw:frame draw:style-name="gr10" draw:text-style-name="P2" draw:layer="layout" svg:width="2.5cm" svg:height="1cm" svg:x="14.644cm" svg:y="7.889cm">
            <draw:text-box>
              <text:p text:style-name="P3"><text:span text:style-name="T1">Prijava postojećeg korisnika</text:span></text:p>
            </draw:text-box>
          </draw:frame>
        </draw:g>
        <draw:g>
          <draw:g>
            <draw:polygon draw:style-name="gr4" draw:text-style-name="P4" draw:layer="layout" svg:width="0.236cm" svg:height="0.237cm" draw:transform="rotate (-0.944223125328933) translate (11.5122404121456cm 10.8069176432073cm)" svg:viewBox="0 0 237 238" draw:points="237,3 0,0 114,238">
              <text:p/>
            </draw:polygon>
            <draw:path draw:style-name="gr5" draw:text-style-name="P2" draw:layer="layout" svg:width="0.236cm" svg:height="4.001cm" draw:transform="skewX (-0.00279252680319106) rotate (-0.947539250907722) translate (14.5608713771739cm 8.60250898318123cm)" svg:viewBox="0 0 237 4002" svg:d="M237 3768l-237-4 115 238zM194 0l-76 3766">
              <text:p/>
            </draw:path>
          </draw:g>
          <draw:frame draw:style-name="gr13" draw:text-style-name="P5" draw:layer="layout" svg:width="4cm" svg:height="1.512cm" draw:transform="rotate (0.606850980918428) translate (10.955cm 10.418cm)">
            <draw:text-box>
              <text:p text:style-name="P3"><text:span text:style-name="T2">Podaci o registriranom </text:span></text:p>
              <text:p text:style-name="P3"><text:span text:style-name="T2">korisniku</text:span></text:p>
            </draw:text-box>
          </draw:frame>
        </draw:g>
        <draw:g>
          <draw:polygon draw:style-name="gr4" draw:text-style-name="P4" draw:layer="layout" svg:width="0cm" svg:height="0cm" svg:x="7.8cm" svg:y="8.7cm" svg:viewBox="0 0 0 0" draw:points="0,0">
            <text:p/>
          </draw:polygon>
          <draw:path draw:style-name="gr5" draw:text-style-name="P2" draw:layer="layout" svg:width="0cm" svg:height="0cm" svg:x="7.8cm" svg:y="8.7cm" svg:viewBox="0 0 0 0" svg:d="M0 0zM0 0z">
            <text:p/>
          </draw:path>
        </draw:g>
        <draw:g>
          <draw:g>
            <draw:polygon draw:style-name="gr4" draw:text-style-name="P4" draw:layer="layout" svg:width="0.15cm" svg:height="0.134cm" svg:x="10.396cm" svg:y="10.899cm" svg:viewBox="0 0 151 135" draw:points="0,0 151,0 75,135">
              <text:p/>
            </draw:polygon>
            <draw:path draw:style-name="gr5" draw:text-style-name="P2" draw:layer="layout" svg:width="0.15cm" svg:height="2.23cm" svg:x="10.396cm" svg:y="8.803cm" svg:viewBox="0 0 151 2231" svg:d="M0 2097h151l-76 134zM75 2097v-2097">
              <text:p/>
            </draw:path>
          </draw:g>
          <draw:frame draw:style-name="gr14" draw:text-style-name="P5" draw:layer="layout" svg:width="2.23cm" svg:height="0.963cm" draw:transform="rotate (1.5707963267949) translate (9.99cm 11.033cm)">
            <draw:text-box>
              <text:p text:style-name="P3"><text:span text:style-name="T2">Podaci o novom korisniku</text:span></text:p>
            </draw:text-box>
          </draw:frame>
        </draw:g>
        <draw:g>
          <draw:g>
            <draw:polygon draw:style-name="gr4" draw:text-style-name="P4" draw:layer="layout" svg:width="0.15cm" svg:height="0.128cm" svg:x="15.793cm" svg:y="8.969cm" svg:viewBox="0 0 151 129" draw:points="0,129 151,129 75,0">
              <text:p/>
            </draw:polygon>
            <draw:path draw:style-name="gr5" draw:text-style-name="P2" draw:layer="layout" svg:width="0.15cm" svg:height="2.142cm" svg:x="15.793cm" svg:y="8.969cm" svg:viewBox="0 0 151 2143" svg:d="M0 128h151l-76-128zM75 2143v-2015">
              <text:p/>
            </draw:path>
          </draw:g>
          <draw:frame draw:style-name="gr14" draw:text-style-name="P5" draw:layer="layout" svg:width="2.142cm" svg:height="1.303cm" draw:transform="rotate (1.5707963267949) translate (15.217cm 11.111cm)">
            <draw:text-box>
              <text:p text:style-name="P3"><text:span text:style-name="T2">Zahthjev za prijavom u sustav</text:span></text:p>
            </draw:text-box>
          </draw:frame>
        </draw:g>
        <draw:g>
          <draw:g>
            <draw:path draw:style-name="gr1" draw:text-style-name="P1" draw:layer="layout" svg:width="2.5cm" svg:height="0.5cm" svg:x="13.652cm" svg:y="16.596cm" svg:viewBox="0 0 2501 501" svg:d="M0 501h2501v-183c0-56-15-110-42-159-28-48-68-88-117-116-48-28-102-43-158-43h-1-1866c-56 0-110 15-158 43-49 28-89 68-117 116-27 49-42 103-42 159z">
              <text:p/>
            </draw:path>
            <draw:path draw:style-name="gr2" draw:text-style-name="P2" draw:layer="layout" svg:width="2.5cm" svg:height="0.5cm" svg:x="13.652cm" svg:y="16.596cm" svg:viewBox="0 0 2501 501" svg:d="M0 501h2501v-183c0-56-15-110-42-159-28-48-68-88-117-116-48-28-102-43-158-43h-1-1866c-56 0-110 15-158 43-49 28-89 68-117 116-27 49-42 103-42 159z">
              <text:p/>
            </draw:path>
          </draw:g>
          <draw:frame draw:style-name="gr9" draw:text-style-name="P2" draw:layer="layout" svg:width="2.5cm" svg:height="0.5cm" svg:x="13.652cm" svg:y="16.596cm">
            <draw:text-box>
              <text:p text:style-name="P3"><text:span text:style-name="T1">P5</text:span></text:p>
            </draw:text-box>
          </draw:frame>
        </draw:g>
        <draw:g>
          <draw:g>
            <draw:path draw:style-name="gr1" draw:text-style-name="P1" draw:layer="layout" svg:width="2.5cm" svg:height="1cm" svg:x="13.652cm" svg:y="17.096cm" svg:viewBox="0 0 2501 1001" svg:d="M2 683c0 1 0 2 0 3 0 55 15 109 42 157 28 48 68 88 116 116 47 27 102 42 157 42h1866 1c56 0 110-15 158-43 49-27 89-67 117-116 27-48 42-103 42-158 0-1 0-1 0-1v-683h-2501v683z">
              <text:p/>
            </draw:path>
            <draw:path draw:style-name="gr2" draw:text-style-name="P2" draw:layer="layout" svg:width="2.5cm" svg:height="1cm" svg:x="13.652cm" svg:y="17.096cm" svg:viewBox="0 0 2501 1001" svg:d="M2 683c0 1 0 2 0 3 0 55 15 109 42 157 28 48 68 88 116 116 47 27 102 42 157 42h1866 1c56 0 110-15 158-43 49-27 89-67 117-116 27-48 42-103 42-158 0-1 0-1 0-1v-683h-2501v683z">
              <text:p/>
            </draw:path>
          </draw:g>
          <draw:frame draw:style-name="gr10" draw:text-style-name="P2" draw:layer="layout" svg:width="2.5cm" svg:height="1cm" svg:x="13.652cm" svg:y="17.096cm">
            <draw:text-box>
              <text:p text:style-name="P3"><text:span text:style-name="T1">Uplaćivanje listića</text:span></text:p>
            </draw:text-box>
          </draw:frame>
        </draw:g>
        <draw:g>
          <draw:g>
            <draw:path draw:style-name="gr1" draw:text-style-name="P1" draw:layer="layout" svg:width="2.5cm" svg:height="0.5cm" svg:x="9.843cm" svg:y="16.51cm" svg:viewBox="0 0 2501 501" svg:d="M0 501h2501v-183c0-56-15-110-42-159-28-48-68-88-117-116-48-28-102-43-158-43h-1-1866c-56 0-110 15-158 43-49 28-89 68-117 116-27 49-42 103-42 159z">
              <text:p/>
            </draw:path>
            <draw:path draw:style-name="gr2" draw:text-style-name="P2" draw:layer="layout" svg:width="2.5cm" svg:height="0.5cm" svg:x="9.843cm" svg:y="16.51cm" svg:viewBox="0 0 2501 501" svg:d="M0 501h2501v-183c0-56-15-110-42-159-28-48-68-88-117-116-48-28-102-43-158-43h-1-1866c-56 0-110 15-158 43-49 28-89 68-117 116-27 49-42 103-42 159z">
              <text:p/>
            </draw:path>
          </draw:g>
          <draw:frame draw:style-name="gr9" draw:text-style-name="P2" draw:layer="layout" svg:width="2.5cm" svg:height="0.5cm" svg:x="9.843cm" svg:y="16.51cm">
            <draw:text-box>
              <text:p text:style-name="P3"><text:span text:style-name="T1">P4</text:span></text:p>
            </draw:text-box>
          </draw:frame>
        </draw:g>
        <draw:g>
          <draw:g>
            <draw:path draw:style-name="gr1" draw:text-style-name="P1" draw:layer="layout" svg:width="2.5cm" svg:height="1cm" svg:x="9.843cm" svg:y="17.01cm" svg:viewBox="0 0 2501 1001" svg:d="M2 683c0 1 0 2 0 3 0 55 15 109 42 157 28 48 68 88 116 116 47 27 102 42 157 42h1866 1c56 0 110-15 158-43 49-27 89-67 117-116 27-48 42-103 42-158 0-1 0-1 0-1v-683h-2501v683z">
              <text:p/>
            </draw:path>
            <draw:path draw:style-name="gr2" draw:text-style-name="P2" draw:layer="layout" svg:width="2.5cm" svg:height="1cm" svg:x="9.843cm" svg:y="17.01cm" svg:viewBox="0 0 2501 1001" svg:d="M2 683c0 1 0 2 0 3 0 55 15 109 42 157 28 48 68 88 116 116 47 27 102 42 157 42h1866 1c56 0 110-15 158-43 49-27 89-67 117-116 27-48 42-103 42-158 0-1 0-1 0-1v-683h-2501v683z">
              <text:p/>
            </draw:path>
          </draw:g>
          <draw:frame draw:style-name="gr10" draw:text-style-name="P2" draw:layer="layout" svg:width="2.5cm" svg:height="1cm" svg:x="9.843cm" svg:y="17.01cm">
            <draw:text-box>
              <text:p text:style-name="P3"><text:span text:style-name="T1">Kreiranje listića</text:span></text:p>
            </draw:text-box>
          </draw:frame>
        </draw:g>
        <draw:g>
          <draw:g>
            <draw:polygon draw:style-name="gr4" draw:text-style-name="P4" draw:layer="layout" svg:width="0.157cm" svg:height="0.159cm" draw:transform="rotate (-0.941081532675343) translate (12.0991727599447cm 12.731313996572cm)" svg:viewBox="0 0 158 160" draw:points="158,3 0,0 76,160">
              <text:p/>
            </draw:polygon>
            <draw:path draw:style-name="gr5" draw:text-style-name="P2" draw:layer="layout" svg:width="0.157cm" svg:height="2.674cm" draw:transform="skewX (-0.00261799387799144) rotate (-0.947539250907722) translate (14.1369862148082cm 11.2583505625585cm)" svg:viewBox="0 0 158 2675" svg:d="M158 2518l-158-3 77 160zM129 0l-50 2517">
              <text:p/>
            </draw:path>
          </draw:g>
          <draw:frame draw:style-name="gr15" draw:text-style-name="P5" draw:layer="layout" svg:width="2.673cm" svg:height="1.38cm" draw:transform="rotate (0.606676447993229) translate (11.622cm 12.319cm)">
            <draw:text-box>
              <text:p text:style-name="P3"><text:span text:style-name="T2">Zahtjev za </text:span></text:p>
              <text:p text:style-name="P3"><text:span text:style-name="T2">pregledom događaja</text:span></text:p>
            </draw:text-box>
          </draw:frame>
        </draw:g>
        <draw:g>
          <draw:g>
            <draw:polygon draw:style-name="gr4" draw:text-style-name="P4" draw:layer="layout" svg:width="0.092cm" svg:height="0.076cm" draw:transform="skewX (-0.012915436464758) rotate (0.197396738400559) translate (14.1315790488335cm 12.2617408710205cm)" svg:viewBox="0 0 93 77" draw:points="30,77 0,0 93,6">
              <text:p/>
            </draw:polygon>
            <draw:path draw:style-name="gr5" draw:text-style-name="P2" draw:layer="layout" svg:width="2.23cm" svg:height="0.89cm" draw:transform="rotate (0.210486707790516) translate (12.0401753649496cm 12.7085718237344cm)" svg:viewBox="0 0 2231 891" svg:d="M2170 77l-31-77 92 8zM2155 38l-2155 853">
              <text:p/>
            </draw:path>
          </draw:g>
          <draw:frame draw:style-name="gr16" draw:text-style-name="P5" draw:layer="layout" svg:width="2.4cm" svg:height="0.623cm" draw:transform="rotate (0.586954227445693) translate (12.053cm 13.321cm)">
            <draw:text-box>
              <text:p text:style-name="P3"><text:span text:style-name="T2">Događaji</text:span></text:p>
            </draw:text-box>
          </draw:frame>
        </draw:g>
        <draw:g>
          <draw:g>
            <draw:path draw:style-name="gr1" draw:text-style-name="P1" draw:layer="layout" svg:width="2.5cm" svg:height="0.5cm" svg:x="16.391cm" svg:y="16.554cm" svg:viewBox="0 0 2501 501" svg:d="M0 501h2501v-183c0-56-15-110-42-159-28-48-68-88-117-116-48-28-102-43-158-43h-1-1866c-56 0-110 15-158 43-49 28-89 68-117 116-27 49-42 103-42 159z">
              <text:p/>
            </draw:path>
            <draw:path draw:style-name="gr2" draw:text-style-name="P2" draw:layer="layout" svg:width="2.5cm" svg:height="0.5cm" svg:x="16.391cm" svg:y="16.554cm" svg:viewBox="0 0 2501 501" svg:d="M0 501h2501v-183c0-56-15-110-42-159-28-48-68-88-117-116-48-28-102-43-158-43h-1-1866c-56 0-110 15-158 43-49 28-89 68-117 116-27 49-42 103-42 159z">
              <text:p/>
            </draw:path>
          </draw:g>
          <draw:frame draw:style-name="gr9" draw:text-style-name="P2" draw:layer="layout" svg:width="2.5cm" svg:height="0.5cm" svg:x="16.391cm" svg:y="16.554cm">
            <draw:text-box>
              <text:p text:style-name="P3"><text:span text:style-name="T1">P6</text:span></text:p>
            </draw:text-box>
          </draw:frame>
        </draw:g>
        <draw:g>
          <draw:g>
            <draw:path draw:style-name="gr1" draw:text-style-name="P1" draw:layer="layout" svg:width="2.5cm" svg:height="0.5cm" svg:x="3.53cm" svg:y="16.596cm" svg:viewBox="0 0 2501 501" svg:d="M0 501h2501v-183c0-56-15-110-42-159-28-48-68-88-117-116-48-28-102-43-158-43h-1-1866c-56 0-110 15-158 43-49 28-89 68-117 116-27 49-42 103-42 159z">
              <text:p/>
            </draw:path>
            <draw:path draw:style-name="gr2" draw:text-style-name="P2" draw:layer="layout" svg:width="2.5cm" svg:height="0.5cm" svg:x="3.53cm" svg:y="16.596cm" svg:viewBox="0 0 2501 501" svg:d="M0 501h2501v-183c0-56-15-110-42-159-28-48-68-88-117-116-48-28-102-43-158-43h-1-1866c-56 0-110 15-158 43-49 28-89 68-117 116-27 49-42 103-42 159z">
              <text:p/>
            </draw:path>
          </draw:g>
          <draw:frame draw:style-name="gr9" draw:text-style-name="P2" draw:layer="layout" svg:width="2.5cm" svg:height="0.5cm" svg:x="3.53cm" svg:y="16.596cm">
            <draw:text-box>
              <text:p text:style-name="P3"><text:span text:style-name="T1">P5</text:span></text:p>
            </draw:text-box>
          </draw:frame>
        </draw:g>
        <draw:g>
          <draw:g>
            <draw:path draw:style-name="gr1" draw:text-style-name="P1" draw:layer="layout" svg:width="2.5cm" svg:height="1cm" svg:x="3.53cm" svg:y="17.096cm" svg:viewBox="0 0 2501 1001" svg:d="M2 683c0 1 0 2 0 3 0 55 15 109 42 157 28 48 68 88 116 116 47 27 102 42 157 42h1866 1c56 0 110-15 158-43 49-27 89-67 117-116 27-48 42-103 42-158 0-1 0-1 0-1v-683h-2501v683z">
              <text:p/>
            </draw:path>
            <draw:path draw:style-name="gr2" draw:text-style-name="P2" draw:layer="layout" svg:width="2.5cm" svg:height="1cm" svg:x="3.53cm" svg:y="17.096cm" svg:viewBox="0 0 2501 1001" svg:d="M2 683c0 1 0 2 0 3 0 55 15 109 42 157 28 48 68 88 116 116 47 27 102 42 157 42h1866 1c56 0 110-15 158-43 49-27 89-67 117-116 27-48 42-103 42-158 0-1 0-1 0-1v-683h-2501v683z">
              <text:p/>
            </draw:path>
          </draw:g>
          <draw:frame draw:style-name="gr10" draw:text-style-name="P2" draw:layer="layout" svg:width="2.5cm" svg:height="1cm" svg:x="3.53cm" svg:y="17.096cm">
            <draw:text-box>
              <text:p text:style-name="P3"><text:span text:style-name="T1">Zaprimanje zahtjeva za dopustom</text:span></text:p>
            </draw:text-box>
          </draw:frame>
        </draw:g>
        <draw:g>
          <draw:g>
            <draw:path draw:style-name="gr1" draw:text-style-name="P1" draw:layer="layout" svg:width="2.5cm" svg:height="0.5cm" svg:x="3.531cm" svg:y="16.596cm" svg:viewBox="0 0 2501 501" svg:d="M0 501h2501v-183c0-56-15-110-42-159-28-48-68-88-117-116-48-28-102-43-158-43h-1-1866c-56 0-110 15-158 43-49 28-89 68-117 116-27 49-42 103-42 159z">
              <text:p/>
            </draw:path>
            <draw:path draw:style-name="gr2" draw:text-style-name="P2" draw:layer="layout" svg:width="2.5cm" svg:height="0.5cm" svg:x="3.531cm" svg:y="16.596cm" svg:viewBox="0 0 2501 501" svg:d="M0 501h2501v-183c0-56-15-110-42-159-28-48-68-88-117-116-48-28-102-43-158-43h-1-1866c-56 0-110 15-158 43-49 28-89 68-117 116-27 49-42 103-42 159z">
              <text:p/>
            </draw:path>
          </draw:g>
          <draw:frame draw:style-name="gr9" draw:text-style-name="P2" draw:layer="layout" svg:width="2.5cm" svg:height="0.5cm" svg:x="3.531cm" svg:y="16.596cm">
            <draw:text-box>
              <text:p text:style-name="P3"><text:span text:style-name="T1">P7</text:span></text:p>
            </draw:text-box>
          </draw:frame>
        </draw:g>
        <draw:g>
          <draw:g>
            <draw:path draw:style-name="gr1" draw:text-style-name="P1" draw:layer="layout" svg:width="2.5cm" svg:height="1cm" svg:x="3.531cm" svg:y="17.096cm" svg:viewBox="0 0 2501 1001" svg:d="M2 683c0 1 0 2 0 3 0 55 15 109 42 157 28 48 68 88 116 116 47 27 102 42 157 42h1866 1c56 0 110-15 158-43 49-27 89-67 117-116 27-48 42-103 42-158 0-1 0-1 0-1v-683h-2501v683z">
              <text:p/>
            </draw:path>
            <draw:path draw:style-name="gr2" draw:text-style-name="P2" draw:layer="layout" svg:width="2.5cm" svg:height="1cm" svg:x="3.531cm" svg:y="17.096cm" svg:viewBox="0 0 2501 1001" svg:d="M2 683c0 1 0 2 0 3 0 55 15 109 42 157 28 48 68 88 116 116 47 27 102 42 157 42h1866 1c56 0 110-15 158-43 49-27 89-67 117-116 27-48 42-103 42-158 0-1 0-1 0-1v-683h-2501v683z">
              <text:p/>
            </draw:path>
          </draw:g>
          <draw:frame draw:style-name="gr10" draw:text-style-name="P2" draw:layer="layout" svg:width="2.5cm" svg:height="1.163cm" svg:x="3.531cm" svg:y="17.015cm">
            <draw:text-box>
              <text:p text:style-name="P3"><text:span text:style-name="T1">Uređivanje koeficijenata na događajima</text:span></text:p>
            </draw:text-box>
          </draw:frame>
        </draw:g>
        <draw:g>
          <draw:g>
            <draw:polygon draw:style-name="gr4" draw:text-style-name="P4" draw:layer="layout" svg:width="0.187cm" svg:height="0.152cm" svg:x="4.527cm" svg:y="18.097cm" svg:viewBox="0 0 188 153" draw:points="0,153 188,153 93,0">
              <text:p/>
            </draw:polygon>
            <draw:path draw:style-name="gr5" draw:text-style-name="P2" draw:layer="layout" svg:width="0.187cm" svg:height="2.539cm" svg:x="4.527cm" svg:y="18.097cm" svg:viewBox="0 0 188 2540" svg:d="M0 151h188l-95-151zM93 2540v-2389">
              <text:p/>
            </draw:path>
          </draw:g>
          <draw:frame draw:style-name="gr17" draw:text-style-name="P5" draw:layer="layout" svg:width="2.539cm" svg:height="1.621cm" draw:transform="rotate (1.5707963267949) translate (3.81cm 20.636cm)">
            <draw:text-box>
              <text:p text:style-name="P3"><text:span text:style-name="T2">Zahtjev za promjenom koeficijenta</text:span></text:p>
            </draw:text-box>
          </draw:frame>
        </draw:g>
        <draw:g>
          <draw:g>
            <draw:polygon draw:style-name="gr18" draw:text-style-name="P6" draw:layer="layout" svg:width="0.562cm" svg:height="0.557cm" draw:transform="skewX (-0.00331612557878919) rotate (-1.86854949718513) translate (5.31942964581996cm 12.9611757518912cm)" svg:viewBox="0 0 563 558" draw:points="563,379 196,0 0,558">
              <text:p/>
            </draw:polygon>
            <draw:path draw:style-name="gr19" draw:text-style-name="P7" draw:layer="layout" svg:width="6.455cm" svg:height="6.323cm" draw:transform="skewX (-0.00191986217719373) rotate (-1.86994576058673) translate (10.8325392978472cm 14.6514884295299cm)" svg:viewBox="0 0 6456 6324" svg:d="M555 6145l-364-379-191 558zM6456 0l-6083 5955">
              <text:p/>
            </draw:path>
          </draw:g>
          <draw:frame draw:style-name="gr20" draw:text-style-name="P9" draw:layer="layout" svg:width="9.025cm" svg:height="6.045cm" draw:transform="skewX (6.82647728384387E-017) rotate (-1.09362330929965) translate (7.477cm 11.421cm)">
            <draw:text-box>
              <text:p text:style-name="P8"><text:span text:style-name="T2">Upit</text:span></text:p>
            </draw:text-box>
          </draw:frame>
        </draw:g>
        <draw:g>
          <draw:g>
            <draw:polygon draw:style-name="gr4" draw:text-style-name="P4" draw:layer="layout" svg:width="0.126cm" svg:height="0.232cm" svg:x="4.557cm" svg:y="12.7cm" svg:viewBox="0 0 127 233" draw:points="0,233 127,233 63,0">
              <text:p/>
            </draw:polygon>
            <draw:path draw:style-name="gr5" draw:text-style-name="P2" draw:layer="layout" svg:width="0.126cm" svg:height="3.859cm" svg:x="4.557cm" svg:y="12.7cm" svg:viewBox="0 0 127 3860" svg:d="M0 230h127l-64-230zM63 3860v-3630">
              <text:p/>
            </draw:path>
          </draw:g>
          <draw:frame draw:style-name="gr21" draw:text-style-name="P5" draw:layer="layout" svg:width="3.859cm" svg:height="1.093cm" draw:transform="rotate (1.5707963267949) translate (4.074cm 16.559cm)">
            <draw:text-box>
              <text:p text:style-name="P3"><text:span text:style-name="T2">Zahtjev za promjenom koeficijenta</text:span></text:p>
            </draw:text-box>
          </draw:frame>
        </draw:g>
        <draw:g>
          <draw:g>
            <draw:polygon draw:style-name="gr4" draw:text-style-name="P4" draw:layer="layout" svg:width="0.272cm" svg:height="0.274cm" draw:transform="skewX (0.0033161255787892) rotate (-0.686961593584969) translate (11.4514692069125cm 16.0723381730187cm)" svg:viewBox="0 0 273 275" draw:points="273,5 0,0 131,275">
              <text:p/>
            </draw:polygon>
            <draw:path draw:style-name="gr5" draw:text-style-name="P2" draw:layer="layout" svg:width="0.272cm" svg:height="4.609cm" draw:transform="skewX (-0.00226892802759259) rotate (-0.695164641069342) translate (14.2198912822611cm 12.7377576657544cm)" svg:viewBox="0 0 273 4610" svg:d="M273 4341l-273-5 132 274zM224 0l-88 4339">
              <text:p/>
            </draw:path>
          </draw:g>
          <draw:frame draw:style-name="gr22" draw:text-style-name="P5" draw:layer="layout" svg:width="4.607cm" svg:height="2.38cm" draw:transform="rotate (0.858527459056011) translate (10.477cm 15.59cm)">
            <draw:text-box>
              <text:p text:style-name="P3"><text:span text:style-name="T2">Dodavanje događaja u listić</text:span></text:p>
            </draw:text-box>
          </draw:frame>
        </draw:g>
        <draw:g>
          <draw:g>
            <draw:polygon draw:style-name="gr4" draw:text-style-name="P4" draw:layer="layout" svg:width="0.364cm" svg:height="0.359cm" draw:transform="skewX (-0.00837758040957279) rotate (-1.47253428990762) translate (5.72745586768335cm 12.7214670231425cm)" svg:viewBox="0 0 365 360" draw:points="365,244 129,0 0,360">
              <text:p/>
            </draw:polygon>
            <draw:path draw:style-name="gr5" draw:text-style-name="P2" draw:layer="layout" svg:width="4.183cm" svg:height="4.079cm" draw:transform="skewX (0.00069813170079774) rotate (-1.47096349358082) translate (9.42909685652798cm 12.3560158727679cm)" svg:viewBox="0 0 4184 4080" svg:d="M360 3964l-236-244-124 360zM4184 0l-3942 3842">
              <text:p/>
            </draw:path>
          </draw:g>
          <draw:frame draw:style-name="gr23" draw:text-style-name="P5" draw:layer="layout" svg:width="5.845cm" svg:height="3.903cm" draw:transform="skewX (-8.16134065515827E-017) rotate (-0.698131700797732) translate (6.624cm 11.264cm)">
            <draw:text-box>
              <text:p text:style-name="P3"><text:span text:style-name="T2">Upit</text:span></text:p>
            </draw:text-box>
          </draw:frame>
        </draw:g>
        <draw:g>
          <draw:g>
            <draw:polygon draw:style-name="gr4" draw:text-style-name="P4" draw:layer="layout" svg:width="0.186cm" svg:height="0.552cm" draw:transform="skewX (0.00541052068118239) rotate (-2.58012023322322) translate (9.98085726612464cm 20.5307741395245cm)" svg:viewBox="0 0 187 553" draw:points="0,552 187,553 94,0">
              <text:p/>
            </draw:polygon>
            <draw:path draw:style-name="gr5" draw:text-style-name="P2" draw:layer="layout" svg:width="0.186cm" svg:height="9.152cm" draw:transform="skewX (0.00645771823237908) rotate (-2.58012023322322) translate (9.98036687340551cm 20.5310825978249cm)" svg:viewBox="0 0 187 9153" svg:d="M0 545l187 1-94-546zM92 9153l1-8608">
              <text:p/>
            </draw:path>
          </draw:g>
          <draw:frame draw:style-name="gr24" draw:text-style-name="P5" draw:layer="layout" svg:width="9.152cm" svg:height="1.614cm" draw:transform="rotate (-1.0159561575859) translate (5.817cm 12.326cm)">
            <draw:text-box>
              <text:p text:style-name="P3"><text:span text:style-name="T2">Prošli događaji</text:span></text:p>
            </draw:text-box>
          </draw:frame>
        </draw:g>
        <draw:g>
          <draw:g>
            <draw:path draw:style-name="gr1" draw:text-style-name="P1" draw:layer="layout" svg:width="2.5cm" svg:height="0.5cm" svg:x="8.929cm" svg:y="20.637cm" svg:viewBox="0 0 2501 501" svg:d="M0 501h2501v-183c0-56-15-111-42-159-28-48-68-89-117-116-48-28-102-43-158-43h-1-1866c-56 0-110 15-158 43-49 27-89 68-117 116-27 48-42 103-42 159z">
              <text:p/>
            </draw:path>
            <draw:path draw:style-name="gr2" draw:text-style-name="P2" draw:layer="layout" svg:width="2.5cm" svg:height="0.5cm" svg:x="8.929cm" svg:y="20.637cm" svg:viewBox="0 0 2501 501" svg:d="M0 501h2501v-183c0-56-15-111-42-159-28-48-68-89-117-116-48-28-102-43-158-43h-1-1866c-56 0-110 15-158 43-49 27-89 68-117 116-27 48-42 103-42 159z">
              <text:p/>
            </draw:path>
          </draw:g>
          <draw:frame draw:style-name="gr9" draw:text-style-name="P2" draw:layer="layout" svg:width="2.5cm" svg:height="0.5cm" svg:x="8.929cm" svg:y="20.637cm">
            <draw:text-box>
              <text:p text:style-name="P3"><text:span text:style-name="T1">P8</text:span></text:p>
            </draw:text-box>
          </draw:frame>
        </draw:g>
        <draw:g>
          <draw:g>
            <draw:polygon draw:style-name="gr4" draw:text-style-name="P4" draw:layer="layout" svg:width="0.163cm" svg:height="0.133cm" draw:transform="rotate (-1.5707963267949) translate (8.88920165381935cm 20.9457309493921cm)" svg:viewBox="0 0 164 134" draw:points="0,134 164,134 82,0">
              <text:p/>
            </draw:polygon>
            <draw:path draw:style-name="gr5" draw:text-style-name="P2" draw:layer="layout" svg:width="0.163cm" svg:height="2.22cm" draw:transform="skewX (-0.000523598775598299) rotate (-1.5707963267949) translate (8.88920165381935cm 20.9456607110695cm)" svg:viewBox="0 0 164 2221" svg:d="M0 132h164l-82-132zM82 2221v-2089">
              <text:p/>
            </draw:path>
          </draw:g>
          <draw:frame draw:style-name="gr25" draw:text-style-name="P5" draw:layer="layout" svg:width="2.22cm" svg:height="1.417cm" draw:transform="rotate (0.000523598775598299) translate (6.669cm 20.321cm)">
            <draw:text-box>
              <text:p text:style-name="P3"><text:span text:style-name="T2">Zahtjev za prošlim događajima</text:span></text:p>
            </draw:text-box>
          </draw:frame>
        </draw:g>
        <draw:g>
          <draw:g>
            <draw:polygon draw:style-name="gr4" draw:text-style-name="P4" draw:layer="layout" svg:width="0.144cm" svg:height="0.145cm" draw:transform="rotate (-1.55037597454656) translate (6.81250582670578cm 21.8300970993993cm)" svg:viewBox="0 0 145 146" draw:points="145,3 0,0 69,146">
              <text:p/>
            </draw:polygon>
            <draw:path draw:style-name="gr5" draw:text-style-name="P2" draw:layer="layout" svg:width="0.144cm" svg:height="2.446cm" draw:transform="skewX (-0.00157079632679489) rotate (-1.55683369277894) translate (9.11295580842871cm 21.7943610153439cm)" svg:viewBox="0 0 145 2447" svg:d="M145 2304l-145-2 70 145zM117 0l-45 2303">
              <text:p/>
            </draw:path>
          </draw:g>
          <draw:frame draw:style-name="gr26" draw:text-style-name="P5" draw:layer="layout" svg:width="2.445cm" svg:height="1.263cm" draw:transform="rotate (-0.00331612557878927) translate (6.671cm 21.271cm)">
            <draw:text-box>
              <text:p text:style-name="P3"><text:span text:style-name="T2">Prošli događaji</text:span></text:p>
            </draw:text-box>
          </draw:frame>
        </draw:g>
        <draw:g>
          <draw:g>
            <draw:path draw:style-name="gr1" draw:text-style-name="P1" draw:layer="layout" svg:width="2.5cm" svg:height="1cm" svg:x="8.929cm" svg:y="21.137cm" svg:viewBox="0 0 2501 1001" svg:d="M2 683c0 1 0 2 0 3 0 55 15 109 42 157 28 48 68 88 116 116 47 27 102 42 157 42h1866 1c56 0 110-15 158-43 49-27 89-67 117-116 27-48 42-103 42-158 0-1 0-1 0-1v-683h-2501v683z">
              <text:p/>
            </draw:path>
            <draw:path draw:style-name="gr2" draw:text-style-name="P2" draw:layer="layout" svg:width="2.5cm" svg:height="1cm" svg:x="8.929cm" svg:y="21.137cm" svg:viewBox="0 0 2501 1001" svg:d="M2 683c0 1 0 2 0 3 0 55 15 109 42 157 28 48 68 88 116 116 47 27 102 42 157 42h1866 1c56 0 110-15 158-43 49-27 89-67 117-116 27-48 42-103 42-158 0-1 0-1 0-1v-683h-2501v683z">
              <text:p/>
            </draw:path>
          </draw:g>
          <draw:frame draw:style-name="gr10" draw:text-style-name="P2" draw:layer="layout" svg:width="2.5cm" svg:height="1cm" svg:x="8.929cm" svg:y="21.137cm">
            <draw:text-box>
              <text:p text:style-name="P3"><text:span text:style-name="T1">Statistika o prošlim događajima</text:span></text:p>
            </draw:text-box>
          </draw:frame>
        </draw:g>
        <draw:g>
          <draw:g>
            <draw:polygon draw:style-name="gr4" draw:text-style-name="P4" draw:layer="layout" svg:width="0.215cm" svg:height="0.217cm" draw:transform="rotate (0.00890117918517108) translate (14.8259485341522cm 16.3632192720996cm)" svg:viewBox="0 0 216 218" draw:points="216,4 0,0 104,218">
              <text:p/>
            </draw:polygon>
            <draw:path draw:style-name="gr5" draw:text-style-name="P2" draw:layer="layout" svg:width="0.215cm" svg:height="3.654cm" draw:transform="skewX (-0.00209439510239319) rotate (0.00209439510239319) translate (14.8115540697754cm 12.9268141325069cm)" svg:viewBox="0 0 216 3655" svg:d="M216 3442l-216-4 105 217zM178 0l-71 3441">
              <text:p/>
            </draw:path>
          </draw:g>
          <draw:frame draw:style-name="gr27" draw:text-style-name="P5" draw:layer="layout" svg:width="3.653cm" svg:height="1.887cm" draw:transform="rotate (1.55578649522775) translate (13.988cm 16.566cm)">
            <draw:text-box>
              <text:p text:style-name="P3"><text:span text:style-name="T2">Zahtjev za uplatom listića</text:span></text:p>
            </draw:text-box>
          </draw:frame>
        </draw:g>
        <draw:g>
          <draw:g>
            <draw:polygon draw:style-name="gr4" draw:text-style-name="P4" draw:layer="layout" svg:width="0.199cm" svg:height="0.201cm" draw:transform="skewX (-0.00453785605518526) rotate (0.00488692190558412) translate (14.7449273940907cm 21.3764528266921cm)" svg:viewBox="0 0 200 202" draw:points="200,3 0,0 96,202">
              <text:p/>
            </draw:polygon>
            <draw:path draw:style-name="gr5" draw:text-style-name="P2" draw:layer="layout" svg:width="0.199cm" svg:height="3.38cm" draw:transform="skewX (-0.00191986217719376) rotate (0.00226892802759263) translate (14.7316126346973cm 18.1978067572935cm)" svg:viewBox="0 0 200 3381" svg:d="M200 3184l-200-4 97 201zM164 0l-65 3182">
              <text:p/>
            </draw:path>
          </draw:g>
          <draw:frame draw:style-name="gr28" draw:text-style-name="P5" draw:layer="layout" svg:width="3.379cm" svg:height="1.745cm" draw:transform="rotate (1.55578649522775) translate (13.97cm 21.564cm)">
            <draw:text-box>
              <text:p text:style-name="P3"><text:span text:style-name="T2">Podaci o listiću</text:span></text:p>
            </draw:text-box>
          </draw:frame>
        </draw:g>
        <draw:g>
          <draw:g>
            <draw:polygon draw:style-name="gr4" draw:text-style-name="P4" draw:layer="layout" svg:width="0.078cm" svg:height="0.233cm" draw:transform="skewX (0.00436332312998591) rotate (-2.71189259174879) translate (17.4822451909924cm 16.4581622221162cm)" svg:viewBox="0 0 79 234" draw:points="0,233 79,234 41,0">
              <text:p/>
            </draw:polygon>
            <draw:path draw:style-name="gr5" draw:text-style-name="P2" draw:layer="layout" svg:width="0.078cm" svg:height="3.866cm" draw:transform="skewX (0.011693705988362) rotate (-2.71189259174879) translate (17.4806923159298cm 16.4588738396117cm)" svg:viewBox="0 0 79 3867" svg:d="M0 230l79 1-40-231zM39 3867v-3637">
              <text:p/>
            </draw:path>
          </draw:g>
          <draw:frame draw:style-name="gr29" draw:text-style-name="P5" draw:layer="layout" svg:width="3.867cm" svg:height="0.682cm" draw:transform="rotate (-1.15296450386745) translate (16.211cm 12.785cm)">
            <draw:text-box>
              <text:p text:style-name="P3"><text:span text:style-name="T2">Zahtjev za isplatom listića</text:span></text:p>
            </draw:text-box>
          </draw:frame>
        </draw:g>
        <draw:g>
          <draw:g>
            <draw:polygon draw:style-name="gr4" draw:text-style-name="P4" draw:layer="layout" svg:width="0.117cm" svg:height="0.348cm" draw:transform="skewX (0.00575958653158118) rotate (-2.25356913017508) translate (10.8047493312546cm 16.4595412991143cm)" svg:viewBox="0 0 118 349" draw:points="0,347 118,349 61,0">
              <text:p/>
            </draw:polygon>
            <draw:path draw:style-name="gr5" draw:text-style-name="P2" draw:layer="layout" svg:width="0.117cm" svg:height="5.766cm" draw:transform="skewX (0.0123918376891597) rotate (-2.25356913017508) translate (10.8032946565967cm 16.4613299998099cm)" svg:viewBox="0 0 118 5767" svg:d="M0 343l118 1-59-344zM58 5767l1-5423">
              <text:p/>
            </draw:path>
          </draw:g>
          <draw:frame draw:style-name="gr30" draw:text-style-name="P5" draw:layer="layout" svg:width="5.768cm" svg:height="1.018cm" draw:transform="rotate (-0.695513706919741) translate (6.684cm 12.382cm)">
            <draw:text-box>
              <text:p text:style-name="P3"><text:span text:style-name="T2">Podaci o događaju</text:span></text:p>
            </draw:text-box>
          </draw:frame>
        </draw:g>
        <draw:g>
          <draw:g>
            <draw:polygon draw:style-name="gr4" draw:text-style-name="P4" draw:layer="layout" svg:width="0.231cm" svg:height="0.233cm" draw:transform="skewX (-0.00401425727958704) rotate (-0.396713338978311) translate (15.730910149182cm 21.2656949045698cm)" svg:viewBox="0 0 232 234" draw:points="232,4 0,0 111,234">
              <text:p/>
            </draw:polygon>
            <draw:path draw:style-name="gr5" draw:text-style-name="P2" draw:layer="layout" svg:width="0.231cm" svg:height="3.923cm" draw:transform="skewX (-0.00244346095279201) rotate (-0.401600260883896) translate (17.1644130950127cm 17.8671535873317cm)" svg:viewBox="0 0 232 3924" svg:d="M232 3694l-232-4 112 234zM192 0l-77 3693">
              <text:p/>
            </draw:path>
          </draw:g>
          <draw:frame draw:style-name="gr31" draw:text-style-name="P5" draw:layer="layout" svg:width="3.921cm" svg:height="2.025cm" draw:transform="rotate (1.15209183924146) translate (14.818cm 21.112cm)">
            <draw:text-box>
              <text:p text:style-name="P3"><text:span text:style-name="T2">Provjera valjanosti listića</text:span></text:p>
            </draw:text-box>
          </draw:frame>
        </draw:g>
        <draw:g>
          <draw:g>
            <draw:path draw:style-name="gr1" draw:text-style-name="P1" draw:layer="layout" svg:width="2.5cm" svg:height="1cm" svg:x="16.391cm" svg:y="17.054cm" svg:viewBox="0 0 2501 1001" svg:d="M2 683c0 1 0 2 0 3 0 55 15 109 42 157 28 48 68 88 116 116 47 27 102 42 157 42h1866 1c56 0 110-15 158-43 49-27 89-67 117-116 27-48 42-103 42-158 0-1 0-1 0-1v-683h-2501v683z">
              <text:p/>
            </draw:path>
            <draw:path draw:style-name="gr2" draw:text-style-name="P2" draw:layer="layout" svg:width="2.5cm" svg:height="1cm" svg:x="16.391cm" svg:y="17.054cm" svg:viewBox="0 0 2501 1001" svg:d="M2 683c0 1 0 2 0 3 0 55 15 109 42 157 28 48 68 88 116 116 47 27 102 42 157 42h1866 1c56 0 110-15 158-43 49-27 89-67 117-116 27-48 42-103 42-158 0-1 0-1 0-1v-683h-2501v683z">
              <text:p/>
            </draw:path>
          </draw:g>
          <draw:frame draw:style-name="gr10" draw:text-style-name="P2" draw:layer="layout" svg:width="2.5cm" svg:height="1cm" svg:x="16.391cm" svg:y="17.054cm">
            <draw:text-box>
              <text:p text:style-name="P3"><text:span text:style-name="T1">Isplata dobiti</text:span></text:p>
            </draw:text-box>
          </draw:frame>
        </draw:g>
        <draw:g>
          <draw:g>
            <draw:polygon draw:style-name="gr4" draw:text-style-name="P4" draw:layer="layout" svg:width="0.269cm" svg:height="0.23cm" draw:transform="skewX (0.00436332312998586) rotate (-0.430398193541803) translate (17.7146286244474cm 18.0743614688046cm)" svg:viewBox="0 0 270 231" draw:points="0,231 270,231 133,0">
              <text:p/>
            </draw:polygon>
            <draw:path draw:style-name="gr5" draw:text-style-name="P2" draw:layer="layout" svg:width="0.269cm" svg:height="3.826cm" draw:transform="skewX (0.00157079632679493) rotate (-0.430398193541803) translate (17.7140422668649cm 18.0740922702451cm)" svg:viewBox="0 0 270 3827" svg:d="M0 228h270l-136-228zM135 3827l-1-3599">
              <text:p/>
            </draw:path>
          </draw:g>
          <draw:frame draw:style-name="gr32" draw:text-style-name="P5" draw:layer="layout" svg:width="3.824cm" svg:height="2.325cm" draw:transform="rotate (1.1390018698515) translate (15.18cm 21.117cm)">
            <draw:text-box>
              <text:p text:style-name="P3"><text:span text:style-name="T2">Valjanost</text:span></text:p>
            </draw:text-box>
          </draw:frame>
        </draw:g>
        <draw:g>
          <draw:g>
            <draw:polygon draw:style-name="gr4" draw:text-style-name="P4" draw:layer="layout" svg:width="0.236cm" svg:height="0.237cm" draw:transform="rotate (-2.69740635895724) translate (16.7612639786304cm 13.0815409255458cm)" svg:viewBox="0 0 237 238" draw:points="237,3 0,0 114,238">
              <text:p/>
            </draw:polygon>
            <draw:path draw:style-name="gr5" draw:text-style-name="P2" draw:layer="layout" svg:width="0.236cm" svg:height="4.001cm" draw:transform="skewX (-0.00279252680319087) rotate (-2.70072248453603) translate (18.3761565831999cm 16.4794358881711cm)" svg:viewBox="0 0 237 4002" svg:d="M237 3768l-237-4 115 238zM194 0l-76 3766">
              <text:p/>
            </draw:path>
          </draw:g>
          <draw:frame draw:style-name="gr13" draw:text-style-name="P5" draw:layer="layout" svg:width="4cm" svg:height="1.512cm" draw:transform="rotate (-1.14633225270988) translate (17.245cm 12.604cm)">
            <draw:text-box>
              <text:p text:style-name="P3"><text:span text:style-name="T2">Novo stanje na računu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Calibri" svg:font-family="Calibri"/>
    <style:font-face style:name="Calibri1" svg:font-family="Calibri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fill-image draw:name="_35__20_Percent" draw:display-name="5 Percent" xlink:href="Pictures/10000000000000080000000820A1E16DA75ED138.png" xlink:type="simple" xlink:show="embed" xlink:actuate="onLoad"/>
    <draw:fill-image draw:name="Painted_20_White" draw:display-name="Painted White" xlink:href="Pictures/100000000000020000000200B7DA4DD4BAECD38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2-03-27T17:02:47.760936115</dc:date>
    <meta:creation-date>2012-03-30T23:36:57Z</meta:creation-date>
    <meta:generator>LibreOffice/7.2.5.2$MacOSX_AARCH64 LibreOffice_project/499f9727c189e6ef3471021d6132d4c694f357e5</meta:generator>
    <meta:editing-duration>PT19M22S</meta:editing-duration>
    <meta:editing-cycles>2</meta:editing-cycles>
    <meta:document-statistic meta:object-count="245"/>
  </office:meta>
</office:document-meta>
</file>